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cc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STM32F10x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STM32F4x</text:p>
          </table:table-cell>
          <table:covered-table-cell table:style-name="ce1"/>
        </table:table-row>
        <table:table-row table:style-name="ro2">
          <table:table-cell table:style-name="ce1" office:value-type="string">
            <text:p>Function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Function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2</text:p>
          </table:table-cell>
          <table:table-cell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3</text:p>
          </table:table-cell>
          <table:table-cell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4</text:p>
          </table:table-cell>
          <table:table-cell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5</text:p>
          </table:table-cell>
          <table:table-cell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SFS</text:p>
          </table:table-cell>
          <table:table-cell office:value-type="string">
            <text:p>PE6</text:p>
          </table:table-cell>
          <table:table-cell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FSMC</text:p>
          </table:table-cell>
        </table:table-row>
        <table:table-row table:style-name="ro2">
          <table:table-cell/>
          <table:table-cell table:style-name="ce3" office:value-type="string">
            <text:p>Vbat</text:p>
          </table:table-cell>
          <table:table-cell office:value-type="float" office:value="6">
            <text:p>6</text:p>
          </table:table-cell>
          <table:table-cell table:style-name="ce3" office:value-type="string">
            <text:p>Vbat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TAMPER-RTC</text:p>
          </table:table-cell>
          <table:table-cell table:style-name="ce3" office:value-type="string">
            <text:p>PC13-TAMPER-RTC</text:p>
          </table:table-cell>
          <table:table-cell office:value-type="float" office:value="7">
            <text:p>7</text:p>
          </table:table-cell>
          <table:table-cell table:style-name="ce3" office:value-type="string">
            <text:p>PC13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SC32_IN</text:p>
          </table:table-cell>
          <table:table-cell table:style-name="ce3" office:value-type="string">
            <text:p>PC14_OSC32_IN</text:p>
          </table:table-cell>
          <table:table-cell office:value-type="float" office:value="8">
            <text:p>8</text:p>
          </table:table-cell>
          <table:table-cell table:style-name="ce3" office:value-type="string">
            <text:p>PC14_OSC32_IN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SC32_OUT</text:p>
          </table:table-cell>
          <table:table-cell table:style-name="ce3" office:value-type="string">
            <text:p>PC15_OSC32_OUT</text:p>
          </table:table-cell>
          <table:table-cell office:value-type="float" office:value="9">
            <text:p>9</text:p>
          </table:table-cell>
          <table:table-cell table:style-name="ce3" office:value-type="string">
            <text:p>PC15_OSC32_OUT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SS_5</text:p>
          </table:table-cell>
          <table:table-cell office:value-type="float" office:value="10">
            <text:p>10</text:p>
          </table:table-cell>
          <table:table-cell table:style-name="ce3" office:value-type="string">
            <text:p>VSS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DD_5</text:p>
          </table:table-cell>
          <table:table-cell office:value-type="float" office:value="11">
            <text:p>11</text:p>
          </table:table-cell>
          <table:table-cell table:style-name="ce3" office:value-type="string">
            <text:p>VD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OSC_IN</text:p>
          </table:table-cell>
          <table:table-cell office:value-type="float" office:value="12">
            <text:p>12</text:p>
          </table:table-cell>
          <table:table-cell table:style-name="ce3" office:value-type="string">
            <text:p>PH0/OSC_IN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OSC_OUT</text:p>
          </table:table-cell>
          <table:table-cell office:value-type="float" office:value="13">
            <text:p>13</text:p>
          </table:table-cell>
          <table:table-cell table:style-name="ce3" office:value-type="string">
            <text:p>PH1/OSC_OUT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NRST</text:p>
          </table:table-cell>
          <table:table-cell office:value-type="float" office:value="14">
            <text:p>14</text:p>
          </table:table-cell>
          <table:table-cell table:style-name="ce3" office:value-type="string">
            <text:p>NRST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DC123_IN10</text:p>
          </table:table-cell>
          <table:table-cell table:style-name="ce4" office:value-type="string">
            <text:p>PC0</text:p>
          </table:table-cell>
          <table:table-cell office:value-type="float" office:value="15">
            <text:p>15</text:p>
          </table:table-cell>
          <table:table-cell office:value-type="string">
            <text:p>PC0</text:p>
          </table:table-cell>
          <table:table-cell office:value-type="string">
            <text:p>OTG_HS_ULPI_STP</text:p>
          </table:table-cell>
        </table:table-row>
        <table:table-row table:style-name="ro1">
          <table:table-cell office:value-type="string">
            <text:p>ADC123_IN11</text:p>
          </table:table-cell>
          <table:table-cell table:style-name="ce4" office:value-type="string">
            <text:p>PC1</text:p>
          </table:table-cell>
          <table:table-cell office:value-type="float" office:value="16">
            <text:p>16</text:p>
          </table:table-cell>
          <table:table-cell office:value-type="string">
            <text:p>PC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DC123_IN12</text:p>
          </table:table-cell>
          <table:table-cell table:style-name="ce4" office:value-type="string">
            <text:p>PC2</text:p>
          </table:table-cell>
          <table:table-cell office:value-type="float" office:value="17">
            <text:p>17</text:p>
          </table:table-cell>
          <table:table-cell office:value-type="string">
            <text:p>PC2</text:p>
          </table:table-cell>
          <table:table-cell office:value-type="string">
            <text:p>SPI2_MISO / OTG_HS_ULPI_DIR / ETH_MII_TXD2</text:p>
          </table:table-cell>
        </table:table-row>
        <table:table-row table:style-name="ro1">
          <table:table-cell office:value-type="string">
            <text:p>ADC123_IN13</text:p>
          </table:table-cell>
          <table:table-cell table:style-name="ce4" office:value-type="string">
            <text:p>PC3</text:p>
          </table:table-cell>
          <table:table-cell office:value-type="float" office:value="18">
            <text:p>18</text:p>
          </table:table-cell>
          <table:table-cell office:value-type="string">
            <text:p>PC3</text:p>
          </table:table-cell>
          <table:table-cell office:value-type="string">
            <text:p>SPI2_MOSI / OTG_HS_ULPI_NXT / ETH_MII_TX_CLK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SSA</text:p>
          </table:table-cell>
          <table:table-cell office:value-type="float" office:value="19">
            <text:p>19</text:p>
          </table:table-cell>
          <table:table-cell table:style-name="ce3" office:value-type="string">
            <text:p>VD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REF-</text:p>
          </table:table-cell>
          <table:table-cell office:value-type="float" office:value="20">
            <text:p>20</text:p>
          </table:table-cell>
          <table:table-cell table:style-name="ce3" office:value-type="string">
            <text:p>VSSA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REF+</text:p>
          </table:table-cell>
          <table:table-cell office:value-type="float" office:value="21">
            <text:p>21</text:p>
          </table:table-cell>
          <table:table-cell table:style-name="ce3" office:value-type="string">
            <text:p>VREF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DDA</text:p>
          </table:table-cell>
          <table:table-cell office:value-type="float" office:value="22">
            <text:p>22</text:p>
          </table:table-cell>
          <table:table-cell table:style-name="ce3" office:value-type="string">
            <text:p>VDDA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DC123_IN0 / TIM5_CH1 </text:p>
          </table:table-cell>
          <table:table-cell table:style-name="ce4" office:value-type="string">
            <text:p>PA0-WKUP</text:p>
          </table:table-cell>
          <table:table-cell office:value-type="float" office:value="23">
            <text:p>23</text:p>
          </table:table-cell>
          <table:table-cell office:value-type="string">
            <text:p>PA0/WKUP</text:p>
          </table:table-cell>
          <table:table-cell office:value-type="string">
            <text:p>UART4_TX / ETH_MII_CRS / TIM5_CH1</text:p>
          </table:table-cell>
        </table:table-row>
        <table:table-row table:style-name="ro1">
          <table:table-cell office:value-type="string">
            <text:p>ADC123_IN1 / TIM5_CH2 / TIM2_CH2</text:p>
          </table:table-cell>
          <table:table-cell table:style-name="ce4" office:value-type="string">
            <text:p>PA1</text:p>
          </table:table-cell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office:value-type="string">
            <text:p>UART4_RX / ETH_RMII_REF_CLK / ETH_MII_RX_CLK / TIM5_CH2 / TIM2_CH2</text:p>
          </table:table-cell>
        </table:table-row>
        <table:table-row table:style-name="ro1">
          <table:table-cell office:value-type="string">
            <text:p>ADC123_IN2 / TIM5_CH3 / TIM2_CH3 / UART2_TX</text:p>
          </table:table-cell>
          <table:table-cell table:style-name="ce4" office:value-type="string">
            <text:p>PA2</text:p>
          </table:table-cell>
          <table:table-cell office:value-type="float" office:value="25">
            <text:p>25</text:p>
          </table:table-cell>
          <table:table-cell office:value-type="string">
            <text:p>PA2</text:p>
          </table:table-cell>
          <table:table-cell office:value-type="string">
            <text:p>UART2_TX <text:s/>TIM5_CH3 / TIM9_CH1 / TIM2_CH3 / ETH_MDIO</text:p>
          </table:table-cell>
        </table:table-row>
        <table:table-row table:style-name="ro1">
          <table:table-cell office:value-type="string">
            <text:p>ADC123_IN3 / TIM5_CH4 / TIM2_CH4 / UART2_RX</text:p>
          </table:table-cell>
          <table:table-cell table:style-name="ce4" office:value-type="string">
            <text:p>PA3</text:p>
          </table:table-cell>
          <table:table-cell office:value-type="float" office:value="26">
            <text:p>26</text:p>
          </table:table-cell>
          <table:table-cell office:value-type="string">
            <text:p>PA3</text:p>
          </table:table-cell>
          <table:table-cell office:value-type="string">
            <text:p>UART2_RX / TIM5_CH4 / TIM9_CH2 / TIM2_CH4 / OTG_HS_ULPI_D0 / ETH_MII_COL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SS_4</text:p>
          </table:table-cell>
          <table:table-cell office:value-type="float" office:value="27">
            <text:p>27</text:p>
          </table:table-cell>
          <table:table-cell table:style-name="ce3" office:value-type="string">
            <text:p>VSS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DD_4</text:p>
          </table:table-cell>
          <table:table-cell office:value-type="float" office:value="28">
            <text:p>28</text:p>
          </table:table-cell>
          <table:table-cell table:style-name="ce3" office:value-type="string">
            <text:p>VD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DC12_IN4 / DAC_OUT1 / SPI1_NSS</text:p>
          </table:table-cell>
          <table:table-cell table:style-name="ce4" office:value-type="string">
            <text:p>PA4</text:p>
          </table:table-cell>
          <table:table-cell office:value-type="float" office:value="29">
            <text:p>29</text:p>
          </table:table-cell>
          <table:table-cell table:style-name="ce4" office:value-type="string">
            <text:p>PA4</text:p>
          </table:table-cell>
          <table:table-cell office:value-type="string">
            <text:p>SPI1_NSS / SPI3_NSS / DCMI_HSYNC / OTG_HS_SOF</text:p>
          </table:table-cell>
        </table:table-row>
        <table:table-row table:style-name="ro1">
          <table:table-cell office:value-type="string">
            <text:p>ADC12_IN5 / DAC_OUT2 / SPI1_SCK</text:p>
          </table:table-cell>
          <table:table-cell table:style-name="ce4" office:value-type="string">
            <text:p>PA5</text:p>
          </table:table-cell>
          <table:table-cell office:value-type="float" office:value="30">
            <text:p>30</text:p>
          </table:table-cell>
          <table:table-cell table:style-name="ce4" office:value-type="string">
            <text:p>PA5</text:p>
          </table:table-cell>
          <table:table-cell office:value-type="string">
            <text:p>SPI1_SCK / OTG_HS_ULPI_CK</text:p>
          </table:table-cell>
        </table:table-row>
        <table:table-row table:style-name="ro1">
          <table:table-cell office:value-type="string">
            <text:p>ADC12_IN6 / TIM3_CH1 / SPI1_MISO</text:p>
          </table:table-cell>
          <table:table-cell table:style-name="ce4" office:value-type="string">
            <text:p>PA6</text:p>
          </table:table-cell>
          <table:table-cell office:value-type="float" office:value="31">
            <text:p>31</text:p>
          </table:table-cell>
          <table:table-cell office:value-type="string">
            <text:p>PA6</text:p>
          </table:table-cell>
          <table:table-cell office:value-type="string">
            <text:p>SPI1_MISO / TIM13_CH1 / DCMI_PIXCLK / TIM3_CH1</text:p>
          </table:table-cell>
        </table:table-row>
        <table:table-row table:style-name="ro1">
          <table:table-cell office:value-type="string">
            <text:p>ADC12_IN7 / TIM3_CH2 / SPI1_MOSI</text:p>
          </table:table-cell>
          <table:table-cell table:style-name="ce4" office:value-type="string">
            <text:p>PA7</text:p>
          </table:table-cell>
          <table:table-cell office:value-type="float" office:value="32">
            <text:p>32</text:p>
          </table:table-cell>
          <table:table-cell office:value-type="string">
            <text:p>PA7</text:p>
          </table:table-cell>
          <table:table-cell office:value-type="string">
            <text:p>SPI1_MOSI / TIM14_CH1 / TIM3_CH2 / ETH_MII_RX_DV / ETH_RMII_CRS_DV</text:p>
          </table:table-cell>
        </table:table-row>
        <table:table-row table:style-name="ro1">
          <table:table-cell office:value-type="string">
            <text:p>ADC12_IN14</text:p>
          </table:table-cell>
          <table:table-cell table:style-name="ce4" office:value-type="string">
            <text:p>PC4</text:p>
          </table:table-cell>
          <table:table-cell office:value-type="float" office:value="33">
            <text:p>33</text:p>
          </table:table-cell>
          <table:table-cell office:value-type="string">
            <text:p>PC4</text:p>
          </table:table-cell>
          <table:table-cell office:value-type="string">
            <text:p>ETH_RMII_RX_D0 / ETH_MII_RX_D0</text:p>
          </table:table-cell>
        </table:table-row>
        <table:table-row table:style-name="ro1">
          <table:table-cell office:value-type="string">
            <text:p>ADC12_IN15</text:p>
          </table:table-cell>
          <table:table-cell table:style-name="ce4" office:value-type="string">
            <text:p>PC5</text:p>
          </table:table-cell>
          <table:table-cell office:value-type="float" office:value="34">
            <text:p>34</text:p>
          </table:table-cell>
          <table:table-cell office:value-type="string">
            <text:p>PC5</text:p>
          </table:table-cell>
          <table:table-cell office:value-type="string">
            <text:p>ETH_RMII_RX_D1 / ETH_MII_RX_D1</text:p>
          </table:table-cell>
        </table:table-row>
        <table:table-row table:style-name="ro1">
          <table:table-cell office:value-type="string">
            <text:p>ADC12_IN8 / TIM3_CH3</text:p>
          </table:table-cell>
          <table:table-cell table:style-name="ce4" office:value-type="string">
            <text:p>PB0</text:p>
          </table:table-cell>
          <table:table-cell office:value-type="float" office:value="35">
            <text:p>35</text:p>
          </table:table-cell>
          <table:table-cell office:value-type="string">
            <text:p>PB0</text:p>
          </table:table-cell>
          <table:table-cell office:value-type="string">
            <text:p>TIM3_CH3 / OTG_HS_ULPI_D1</text:p>
          </table:table-cell>
        </table:table-row>
        <table:table-row table:style-name="ro1">
          <table:table-cell office:value-type="string">
            <text:p>ADC12_IN9 / TIM3_CH4</text:p>
          </table:table-cell>
          <table:table-cell table:style-name="ce4" office:value-type="string">
            <text:p>PB1</text:p>
          </table:table-cell>
          <table:table-cell office:value-type="float" office:value="36">
            <text:p>36</text:p>
          </table:table-cell>
          <table:table-cell office:value-type="string">
            <text:p>PB1</text:p>
          </table:table-cell>
          <table:table-cell office:value-type="string">
            <text:p>TIM3_CH4 / OTG_HS_ULPI_D2 / ETH_MII_RX_D3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PB2/BOOT1</text:p>
          </table:table-cell>
          <table:table-cell office:value-type="float" office:value="37">
            <text:p>37</text:p>
          </table:table-cell>
          <table:table-cell office:value-type="string">
            <text:p>PB2/BOOT1</text:p>
          </table:table-cell>
          <table:table-cell/>
        </table:table-row>
        <table:table-row table:style-name="ro1">
          <table:table-cell office:value-type="string">
            <text:p>FSMC</text:p>
          </table:table-cell>
          <table:table-cell office:value-type="string">
            <text:p>PE7</text:p>
          </table:table-cell>
          <table:table-cell office:value-type="float" office:value="38">
            <text:p>38</text:p>
          </table:table-cell>
          <table:table-cell office:value-type="string">
            <text:p>PE7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8</text:p>
          </table:table-cell>
          <table:table-cell office:value-type="float" office:value="39">
            <text:p>39</text:p>
          </table:table-cell>
          <table:table-cell office:value-type="string">
            <text:p>PE8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9</text:p>
          </table:table-cell>
          <table:table-cell office:value-type="float" office:value="40">
            <text:p>40</text:p>
          </table:table-cell>
          <table:table-cell office:value-type="string">
            <text:p>PE9</text:p>
          </table:table-cell>
          <table:table-cell office:value-type="string">
            <text:p>FSMC / TIM1_CH1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0</text:p>
          </table:table-cell>
          <table:table-cell office:value-type="float" office:value="41">
            <text:p>41</text:p>
          </table:table-cell>
          <table:table-cell office:value-type="string">
            <text:p>PE10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1</text:p>
          </table:table-cell>
          <table:table-cell office:value-type="float" office:value="42">
            <text:p>42</text:p>
          </table:table-cell>
          <table:table-cell office:value-type="string">
            <text:p>PE11</text:p>
          </table:table-cell>
          <table:table-cell office:value-type="string">
            <text:p>FSMC / TIM1_CH2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2</text:p>
          </table:table-cell>
          <table:table-cell office:value-type="float" office:value="43">
            <text:p>43</text:p>
          </table:table-cell>
          <table:table-cell office:value-type="string">
            <text:p>PE12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3</text:p>
          </table:table-cell>
          <table:table-cell office:value-type="float" office:value="44">
            <text:p>44</text:p>
          </table:table-cell>
          <table:table-cell office:value-type="string">
            <text:p>PE13</text:p>
          </table:table-cell>
          <table:table-cell office:value-type="string">
            <text:p>FSMC / TIM1_CH3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4</text:p>
          </table:table-cell>
          <table:table-cell office:value-type="float" office:value="45">
            <text:p>45</text:p>
          </table:table-cell>
          <table:table-cell office:value-type="string">
            <text:p>PE14</text:p>
          </table:table-cell>
          <table:table-cell office:value-type="string">
            <text:p>FSMC / TIM1_CH4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5</text:p>
          </table:table-cell>
          <table:table-cell office:value-type="float" office:value="46">
            <text:p>46</text:p>
          </table:table-cell>
          <table:table-cell office:value-type="string">
            <text:p>PE15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I2C2_SCL / UART3_TX</text:p>
          </table:table-cell>
          <table:table-cell office:value-type="string">
            <text:p>PB10</text:p>
          </table:table-cell>
          <table:table-cell office:value-type="float" office:value="47">
            <text:p>47</text:p>
          </table:table-cell>
          <table:table-cell office:value-type="string">
            <text:p>PB10</text:p>
          </table:table-cell>
          <table:table-cell office:value-type="string">
            <text:p>SPI2_SCK / I2C2_SCL / UART3_TX / OTG_HS_ULPI_D3 / ETH_MII_RX_ER / TIM2_CH3</text:p>
          </table:table-cell>
        </table:table-row>
        <table:table-row table:style-name="ro1">
          <table:table-cell office:value-type="string">
            <text:p>I2C2_SDA / UART3_RX</text:p>
          </table:table-cell>
          <table:table-cell office:value-type="string">
            <text:p>PB11</text:p>
          </table:table-cell>
          <table:table-cell office:value-type="float" office:value="48">
            <text:p>48</text:p>
          </table:table-cell>
          <table:table-cell office:value-type="string">
            <text:p>PB11</text:p>
          </table:table-cell>
          <table:table-cell office:value-type="string">
            <text:p>I2C2_SDA / UART3_RX / OTG_HS_ULPI_D4 / ETH_RMII_TX_EN / ETH_MII_TX_EN / TIM2_CH4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SS_1</text:p>
          </table:table-cell>
          <table:table-cell office:value-type="float" office:value="49">
            <text:p>49</text:p>
          </table:table-cell>
          <table:table-cell table:style-name="ce3" office:value-type="string">
            <text:p>VCAP_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DD_1</text:p>
          </table:table-cell>
          <table:table-cell office:value-type="float" office:value="50">
            <text:p>50</text:p>
          </table:table-cell>
          <table:table-cell table:style-name="ce3" office:value-type="string">
            <text:p>VD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PI2_NSS</text:p>
          </table:table-cell>
          <table:table-cell office:value-type="string">
            <text:p>PB12</text:p>
          </table:table-cell>
          <table:table-cell office:value-type="float" office:value="51">
            <text:p>51</text:p>
          </table:table-cell>
          <table:table-cell office:value-type="string">
            <text:p>PB12</text:p>
          </table:table-cell>
          <table:table-cell office:value-type="string">
            <text:p>SPI2_NSS / CAN2_RX / OTG_HS_ULPI_D5 / ETH_RMII_TX_D0 / ETH_MII_TX_D0 / OTG_HS_ID</text:p>
          </table:table-cell>
        </table:table-row>
        <table:table-row table:style-name="ro1">
          <table:table-cell office:value-type="string">
            <text:p>SPI2_SCK</text:p>
          </table:table-cell>
          <table:table-cell office:value-type="string">
            <text:p>PB13</text:p>
          </table:table-cell>
          <table:table-cell office:value-type="float" office:value="52">
            <text:p>52</text:p>
          </table:table-cell>
          <table:table-cell office:value-type="string">
            <text:p>PB13</text:p>
          </table:table-cell>
          <table:table-cell office:value-type="string">
            <text:p>SPI2_SCK / CAN2_TX / OTG_HS_ULPI_D6 / ETH_RMII_TX_D1 / ETH_MII_TX_D1</text:p>
          </table:table-cell>
        </table:table-row>
        <table:table-row table:style-name="ro1">
          <table:table-cell office:value-type="string">
            <text:p>SPI2_MISO</text:p>
          </table:table-cell>
          <table:table-cell office:value-type="string">
            <text:p>PB14</text:p>
          </table:table-cell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office:value-type="string">
            <text:p>SPI2_MISO / TIM12_CH1 / OTG_HS_DM</text:p>
          </table:table-cell>
        </table:table-row>
        <table:table-row table:style-name="ro1">
          <table:table-cell office:value-type="string">
            <text:p>SPI2_MOSI</text:p>
          </table:table-cell>
          <table:table-cell office:value-type="string">
            <text:p>PB15</text:p>
          </table:table-cell>
          <table:table-cell office:value-type="float" office:value="54">
            <text:p>54</text:p>
          </table:table-cell>
          <table:table-cell office:value-type="string">
            <text:p>PB15</text:p>
          </table:table-cell>
          <table:table-cell office:value-type="string">
            <text:p>SPI2_MOSI / TIM12_CH2 / OTG_HS_DP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8</text:p>
          </table:table-cell>
          <table:table-cell office:value-type="float" office:value="55">
            <text:p>55</text:p>
          </table:table-cell>
          <table:table-cell office:value-type="string">
            <text:p>PD8</text:p>
          </table:table-cell>
          <table:table-cell office:value-type="string">
            <text:p>FSMC / UART3_TX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9</text:p>
          </table:table-cell>
          <table:table-cell office:value-type="float" office:value="56">
            <text:p>56</text:p>
          </table:table-cell>
          <table:table-cell office:value-type="string">
            <text:p>PD9</text:p>
          </table:table-cell>
          <table:table-cell office:value-type="string">
            <text:p>FSMC / UART3_RX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10</text:p>
          </table:table-cell>
          <table:table-cell office:value-type="float" office:value="57">
            <text:p>57</text:p>
          </table:table-cell>
          <table:table-cell office:value-type="string">
            <text:p>PD10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11</text:p>
          </table:table-cell>
          <table:table-cell office:value-type="float" office:value="58">
            <text:p>58</text:p>
          </table:table-cell>
          <table:table-cell office:value-type="string">
            <text:p>PD11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12</text:p>
          </table:table-cell>
          <table:table-cell office:value-type="float" office:value="59">
            <text:p>59</text:p>
          </table:table-cell>
          <table:table-cell office:value-type="string">
            <text:p>PD12</text:p>
          </table:table-cell>
          <table:table-cell office:value-type="string">
            <text:p>FSMC / TIM4_CH1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13</text:p>
          </table:table-cell>
          <table:table-cell office:value-type="float" office:value="60">
            <text:p>60</text:p>
          </table:table-cell>
          <table:table-cell office:value-type="string">
            <text:p>PD13</text:p>
          </table:table-cell>
          <table:table-cell office:value-type="string">
            <text:p>FSMC / TIM4_CH2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14</text:p>
          </table:table-cell>
          <table:table-cell office:value-type="float" office:value="61">
            <text:p>61</text:p>
          </table:table-cell>
          <table:table-cell office:value-type="string">
            <text:p>PD14</text:p>
          </table:table-cell>
          <table:table-cell office:value-type="string">
            <text:p>FSMC / TIM4_CH3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15</text:p>
          </table:table-cell>
          <table:table-cell office:value-type="float" office:value="62">
            <text:p>62</text:p>
          </table:table-cell>
          <table:table-cell office:value-type="string">
            <text:p>PD15</text:p>
          </table:table-cell>
          <table:table-cell office:value-type="string">
            <text:p>FSMC / TIM4_CH4</text:p>
          </table:table-cell>
        </table:table-row>
        <table:table-row table:style-name="ro1">
          <table:table-cell office:value-type="string">
            <text:p>TIM8_CH1</text:p>
          </table:table-cell>
          <table:table-cell office:value-type="string">
            <text:p>PC6</text:p>
          </table:table-cell>
          <table:table-cell office:value-type="float" office:value="63">
            <text:p>63</text:p>
          </table:table-cell>
          <table:table-cell office:value-type="string">
            <text:p>PC6</text:p>
          </table:table-cell>
          <table:table-cell office:value-type="string">
            <text:p>TIM8_CH1 / UART6_TX / DCMI_D0 / TIM3_CH1</text:p>
          </table:table-cell>
        </table:table-row>
        <table:table-row table:style-name="ro1">
          <table:table-cell office:value-type="string">
            <text:p>TIM8_CH2</text:p>
          </table:table-cell>
          <table:table-cell office:value-type="string">
            <text:p>PC7</text:p>
          </table:table-cell>
          <table:table-cell office:value-type="float" office:value="64">
            <text:p>64</text:p>
          </table:table-cell>
          <table:table-cell office:value-type="string">
            <text:p>PC7</text:p>
          </table:table-cell>
          <table:table-cell office:value-type="string">
            <text:p>TIM8_CH2 / UART6_RX / DCMI_D1 / TIM3_CH2</text:p>
          </table:table-cell>
        </table:table-row>
        <table:table-row table:style-name="ro1">
          <table:table-cell office:value-type="string">
            <text:p>TIM8_CH3</text:p>
          </table:table-cell>
          <table:table-cell office:value-type="string">
            <text:p>PC8</text:p>
          </table:table-cell>
          <table:table-cell office:value-type="float" office:value="65">
            <text:p>65</text:p>
          </table:table-cell>
          <table:table-cell office:value-type="string">
            <text:p>PC8</text:p>
          </table:table-cell>
          <table:table-cell office:value-type="string">
            <text:p>TIM8_CH3 / TIM3_CH3 / DCMI_D2</text:p>
          </table:table-cell>
        </table:table-row>
        <table:table-row table:style-name="ro1">
          <table:table-cell office:value-type="string">
            <text:p>TIM8_CH4</text:p>
          </table:table-cell>
          <table:table-cell office:value-type="string">
            <text:p>PC9</text:p>
          </table:table-cell>
          <table:table-cell office:value-type="float" office:value="66">
            <text:p>66</text:p>
          </table:table-cell>
          <table:table-cell office:value-type="string">
            <text:p>PC9</text:p>
          </table:table-cell>
          <table:table-cell office:value-type="string">
            <text:p>TIM8_CH4 / I2C3_SDA / DCMI_D3 / Tim3_CH4</text:p>
          </table:table-cell>
        </table:table-row>
        <table:table-row table:style-name="ro1">
          <table:table-cell office:value-type="string">
            <text:p>TIM1_CH1</text:p>
          </table:table-cell>
          <table:table-cell office:value-type="string">
            <text:p>PA8</text:p>
          </table:table-cell>
          <table:table-cell office:value-type="float" office:value="67">
            <text:p>67</text:p>
          </table:table-cell>
          <table:table-cell office:value-type="string">
            <text:p>PA8</text:p>
          </table:table-cell>
          <table:table-cell office:value-type="string">
            <text:p>TIM1_CH1 / I2C3_SCL / OTG_FS_SOF</text:p>
          </table:table-cell>
        </table:table-row>
        <table:table-row table:style-name="ro1">
          <table:table-cell office:value-type="string">
            <text:p>TIM1_CH2 / UART1_TX</text:p>
          </table:table-cell>
          <table:table-cell office:value-type="string">
            <text:p>PA9</text:p>
          </table:table-cell>
          <table:table-cell office:value-type="float" office:value="68">
            <text:p>68</text:p>
          </table:table-cell>
          <table:table-cell office:value-type="string">
            <text:p>PA9</text:p>
          </table:table-cell>
          <table:table-cell office:value-type="string">
            <text:p>UART1_TX / TIM1_CH2 / DCMI_D0</text:p>
          </table:table-cell>
        </table:table-row>
        <table:table-row table:style-name="ro1">
          <table:table-cell office:value-type="string">
            <text:p>TIM1_CH3 / UART1_RX</text:p>
          </table:table-cell>
          <table:table-cell office:value-type="string">
            <text:p>PA10</text:p>
          </table:table-cell>
          <table:table-cell office:value-type="float" office:value="69">
            <text:p>69</text:p>
          </table:table-cell>
          <table:table-cell office:value-type="string">
            <text:p>PA10</text:p>
          </table:table-cell>
          <table:table-cell office:value-type="string">
            <text:p>UART1_RX / TIM1_CH3 / OTG_FS_ID / DCMI_D1</text:p>
          </table:table-cell>
        </table:table-row>
        <table:table-row table:style-name="ro1">
          <table:table-cell office:value-type="string">
            <text:p>TIM1_CH4 / USBDM / CAN_RX</text:p>
          </table:table-cell>
          <table:table-cell office:value-type="string">
            <text:p>PA11</text:p>
          </table:table-cell>
          <table:table-cell office:value-type="float" office:value="70">
            <text:p>70</text:p>
          </table:table-cell>
          <table:table-cell office:value-type="string">
            <text:p>PA11</text:p>
          </table:table-cell>
          <table:table-cell office:value-type="string">
            <text:p>CAN1_RX / TIM1_CH4 / OTG_FS_DM</text:p>
          </table:table-cell>
        </table:table-row>
        <table:table-row table:style-name="ro1">
          <table:table-cell office:value-type="string">
            <text:p>USBDP / CAN_TX</text:p>
          </table:table-cell>
          <table:table-cell office:value-type="string">
            <text:p>PA12</text:p>
          </table:table-cell>
          <table:table-cell office:value-type="float" office:value="71">
            <text:p>71</text:p>
          </table:table-cell>
          <table:table-cell office:value-type="string">
            <text:p>PA12</text:p>
          </table:table-cell>
          <table:table-cell office:value-type="string">
            <text:p>CAN1_TX / OTG_FS_DP</text:p>
          </table:table-cell>
        </table:table-row>
        <table:table-row table:style-name="ro1">
          <table:table-cell office:value-type="string">
            <text:p>JTMS / SWDIO</text:p>
          </table:table-cell>
          <table:table-cell office:value-type="string">
            <text:p>PA13</text:p>
          </table:table-cell>
          <table:table-cell office:value-type="float" office:value="72">
            <text:p>72</text:p>
          </table:table-cell>
          <table:table-cell office:value-type="string">
            <text:p>PA13/JTMS/SWDIO</text:p>
          </table:table-cell>
          <table:table-cell office:value-type="string">
            <text:p>JTMS / SWDIO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NC</text:p>
          </table:table-cell>
          <table:table-cell office:value-type="float" office:value="73">
            <text:p>73</text:p>
          </table:table-cell>
          <table:table-cell table:style-name="ce3" office:value-type="string">
            <text:p>VCAP_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SS_2</text:p>
          </table:table-cell>
          <table:table-cell office:value-type="float" office:value="74">
            <text:p>74</text:p>
          </table:table-cell>
          <table:table-cell table:style-name="ce3" office:value-type="string">
            <text:p>VSS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DD_2</text:p>
          </table:table-cell>
          <table:table-cell office:value-type="float" office:value="75">
            <text:p>75</text:p>
          </table:table-cell>
          <table:table-cell table:style-name="ce3" office:value-type="string">
            <text:p>VD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JTCK / SWCLK</text:p>
          </table:table-cell>
          <table:table-cell office:value-type="string">
            <text:p>PA14</text:p>
          </table:table-cell>
          <table:table-cell office:value-type="float" office:value="76">
            <text:p>76</text:p>
          </table:table-cell>
          <table:table-cell office:value-type="string">
            <text:p>PA14/JTCK/SWCLK</text:p>
          </table:table-cell>
          <table:table-cell office:value-type="string">
            <text:p>JTCK / SWCLK</text:p>
          </table:table-cell>
        </table:table-row>
        <table:table-row table:style-name="ro1">
          <table:table-cell office:value-type="string">
            <text:p>JTDI / SPI3_NSS</text:p>
          </table:table-cell>
          <table:table-cell office:value-type="string">
            <text:p>PA15</text:p>
          </table:table-cell>
          <table:table-cell office:value-type="float" office:value="77">
            <text:p>77</text:p>
          </table:table-cell>
          <table:table-cell office:value-type="string">
            <text:p>PA15/JTDI</text:p>
          </table:table-cell>
          <table:table-cell office:value-type="string">
            <text:p>JTDI / SPI3_NSS / SPI1_NSS</text:p>
          </table:table-cell>
        </table:table-row>
        <table:table-row table:style-name="ro1">
          <table:table-cell office:value-type="string">
            <text:p>UART4_TX</text:p>
          </table:table-cell>
          <table:table-cell office:value-type="string">
            <text:p>PC10</text:p>
          </table:table-cell>
          <table:table-cell office:value-type="float" office:value="78">
            <text:p>78</text:p>
          </table:table-cell>
          <table:table-cell office:value-type="string">
            <text:p>PC10</text:p>
          </table:table-cell>
          <table:table-cell office:value-type="string">
            <text:p>SPI3_SCK / UART4_TX / DCMI_D8 / UART3_TX</text:p>
          </table:table-cell>
        </table:table-row>
        <table:table-row table:style-name="ro1">
          <table:table-cell office:value-type="string">
            <text:p>UART4_RX</text:p>
          </table:table-cell>
          <table:table-cell office:value-type="string">
            <text:p>PC11</text:p>
          </table:table-cell>
          <table:table-cell office:value-type="float" office:value="79">
            <text:p>79</text:p>
          </table:table-cell>
          <table:table-cell office:value-type="string">
            <text:p>PC11</text:p>
          </table:table-cell>
          <table:table-cell office:value-type="string">
            <text:p>UART4_RX / SPI3_MISO / DSMI_D4 / UART3_RX</text:p>
          </table:table-cell>
        </table:table-row>
        <table:table-row table:style-name="ro1">
          <table:table-cell office:value-type="string">
            <text:p>UART5_TX</text:p>
          </table:table-cell>
          <table:table-cell office:value-type="string">
            <text:p>PC12</text:p>
          </table:table-cell>
          <table:table-cell office:value-type="float" office:value="80">
            <text:p>80</text:p>
          </table:table-cell>
          <table:table-cell office:value-type="string">
            <text:p>PC12</text:p>
          </table:table-cell>
          <table:table-cell office:value-type="string">
            <text:p>UART5_TX / DCMI_D9 / SPI3_MOSI</text:p>
          </table:table-cell>
        </table:table-row>
        <table:table-row table:style-name="ro1">
          <table:table-cell office:value-type="string">
            <text:p>OSC_IN / FSMC</text:p>
          </table:table-cell>
          <table:table-cell office:value-type="string">
            <text:p>PD0</text:p>
          </table:table-cell>
          <table:table-cell office:value-type="float" office:value="81">
            <text:p>81</text:p>
          </table:table-cell>
          <table:table-cell office:value-type="string">
            <text:p>PD0</text:p>
          </table:table-cell>
          <table:table-cell office:value-type="string">
            <text:p>FSMC / CAN1_RX</text:p>
          </table:table-cell>
        </table:table-row>
        <table:table-row table:style-name="ro1">
          <table:table-cell office:value-type="string">
            <text:p>OSC_OUT / FSMC</text:p>
          </table:table-cell>
          <table:table-cell office:value-type="string">
            <text:p>PD1</text:p>
          </table:table-cell>
          <table:table-cell office:value-type="float" office:value="82">
            <text:p>82</text:p>
          </table:table-cell>
          <table:table-cell office:value-type="string">
            <text:p>PD1</text:p>
          </table:table-cell>
          <table:table-cell office:value-type="string">
            <text:p>FSMC / CAN1_TX</text:p>
          </table:table-cell>
        </table:table-row>
        <table:table-row table:style-name="ro1">
          <table:table-cell office:value-type="string">
            <text:p>UART5_RX</text:p>
          </table:table-cell>
          <table:table-cell office:value-type="string">
            <text:p>PD2</text:p>
          </table:table-cell>
          <table:table-cell office:value-type="float" office:value="83">
            <text:p>83</text:p>
          </table:table-cell>
          <table:table-cell office:value-type="string">
            <text:p>PD2</text:p>
          </table:table-cell>
          <table:table-cell office:value-type="string">
            <text:p>UART5_RX / DCMI_D11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3</text:p>
          </table:table-cell>
          <table:table-cell office:value-type="float" office:value="84">
            <text:p>84</text:p>
          </table:table-cell>
          <table:table-cell office:value-type="string">
            <text:p>PD3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4</text:p>
          </table:table-cell>
          <table:table-cell office:value-type="float" office:value="85">
            <text:p>85</text:p>
          </table:table-cell>
          <table:table-cell office:value-type="string">
            <text:p>PD4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5</text:p>
          </table:table-cell>
          <table:table-cell office:value-type="float" office:value="86">
            <text:p>86</text:p>
          </table:table-cell>
          <table:table-cell office:value-type="string">
            <text:p>PD5</text:p>
          </table:table-cell>
          <table:table-cell office:value-type="string">
            <text:p>FSMC / UART2_TX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6</text:p>
          </table:table-cell>
          <table:table-cell office:value-type="float" office:value="87">
            <text:p>87</text:p>
          </table:table-cell>
          <table:table-cell office:value-type="string">
            <text:p>PD6</text:p>
          </table:table-cell>
          <table:table-cell office:value-type="string">
            <text:p>FSMC / UART2_RX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D7</text:p>
          </table:table-cell>
          <table:table-cell office:value-type="float" office:value="88">
            <text:p>88</text:p>
          </table:table-cell>
          <table:table-cell office:value-type="string">
            <text:p>PD7</text:p>
          </table:table-cell>
          <table:table-cell office:value-type="string">
            <text:p>FSMC</text:p>
          </table:table-cell>
        </table:table-row>
        <table:table-row table:style-name="ro1">
          <table:table-cell office:value-type="string">
            <text:p>JTDO / SPI3_SCK</text:p>
          </table:table-cell>
          <table:table-cell office:value-type="string">
            <text:p>PB3</text:p>
          </table:table-cell>
          <table:table-cell office:value-type="float" office:value="89">
            <text:p>89</text:p>
          </table:table-cell>
          <table:table-cell office:value-type="string">
            <text:p>PB3/JTDO/TRACESWO</text:p>
          </table:table-cell>
          <table:table-cell office:value-type="string">
            <text:p>JTDO / TRACESWO / SPI3_SCK / TIM2_CH2 / SPI1_SCK</text:p>
          </table:table-cell>
        </table:table-row>
        <table:table-row table:style-name="ro1">
          <table:table-cell office:value-type="string">
            <text:p>NJRST / SPI3_MISO</text:p>
          </table:table-cell>
          <table:table-cell office:value-type="string">
            <text:p>PB4</text:p>
          </table:table-cell>
          <table:table-cell office:value-type="float" office:value="90">
            <text:p>90</text:p>
          </table:table-cell>
          <table:table-cell office:value-type="string">
            <text:p>PB4/NJRST</text:p>
          </table:table-cell>
          <table:table-cell office:value-type="string">
            <text:p>NJRST / SPI3_MOSI / TIM3_CH1 / SPI1_MISO</text:p>
          </table:table-cell>
        </table:table-row>
        <table:table-row table:style-name="ro1">
          <table:table-cell office:value-type="string">
            <text:p>SPI3_MOSI</text:p>
          </table:table-cell>
          <table:table-cell office:value-type="string">
            <text:p>PB5</text:p>
          </table:table-cell>
          <table:table-cell office:value-type="float" office:value="91">
            <text:p>91</text:p>
          </table:table-cell>
          <table:table-cell office:value-type="string">
            <text:p>PB5</text:p>
          </table:table-cell>
          <table:table-cell office:value-type="string">
            <text:p>CAN2_RX / OTG_HS_ULPI_D7 / ETH_PPS_OUT / TIM3_CH2 / SPI1_MOSI / SPI3_MOSI / DCMI_D10</text:p>
          </table:table-cell>
        </table:table-row>
        <table:table-row table:style-name="ro1">
          <table:table-cell office:value-type="string">
            <text:p>TIM4_CH1 / I2C1_SCL</text:p>
          </table:table-cell>
          <table:table-cell office:value-type="string">
            <text:p>PB6</text:p>
          </table:table-cell>
          <table:table-cell office:value-type="float" office:value="92">
            <text:p>92</text:p>
          </table:table-cell>
          <table:table-cell office:value-type="string">
            <text:p>PB6</text:p>
          </table:table-cell>
          <table:table-cell office:value-type="string">
            <text:p>I2C1_SCL / TIM4_CH1 / CAN2_TX / DCMI_D5 / UART1_TX</text:p>
          </table:table-cell>
        </table:table-row>
        <table:table-row table:style-name="ro1">
          <table:table-cell office:value-type="string">
            <text:p>TIM4_CH2 / I2C1_SDA / FSMC</text:p>
          </table:table-cell>
          <table:table-cell office:value-type="string">
            <text:p>PB7</text:p>
          </table:table-cell>
          <table:table-cell office:value-type="float" office:value="93">
            <text:p>93</text:p>
          </table:table-cell>
          <table:table-cell office:value-type="string">
            <text:p>PB7</text:p>
          </table:table-cell>
          <table:table-cell office:value-type="string">
            <text:p>I2C1_SDA / FSMC / DCMI / UART1_RX / TIM4_CH2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BOOT0</text:p>
          </table:table-cell>
          <table:table-cell office:value-type="float" office:value="94">
            <text:p>94</text:p>
          </table:table-cell>
          <table:table-cell table:style-name="ce3" office:value-type="string">
            <text:p>BOOT0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TIM4_CH3</text:p>
          </table:table-cell>
          <table:table-cell office:value-type="string">
            <text:p>PB8</text:p>
          </table:table-cell>
          <table:table-cell office:value-type="float" office:value="95">
            <text:p>95</text:p>
          </table:table-cell>
          <table:table-cell office:value-type="string">
            <text:p>PB8</text:p>
          </table:table-cell>
          <table:table-cell office:value-type="string">
            <text:p>TIM4_CH3 / TIM10_CH1 / DCMI_D6 / ETH_MII_TXD3 / I2C1_SCL / CAN1_RX</text:p>
          </table:table-cell>
        </table:table-row>
        <table:table-row table:style-name="ro1">
          <table:table-cell office:value-type="string">
            <text:p>TIM4_CH4</text:p>
          </table:table-cell>
          <table:table-cell office:value-type="string">
            <text:p>PB9</text:p>
          </table:table-cell>
          <table:table-cell office:value-type="float" office:value="96">
            <text:p>96</text:p>
          </table:table-cell>
          <table:table-cell office:value-type="string">
            <text:p>PB9</text:p>
          </table:table-cell>
          <table:table-cell office:value-type="string">
            <text:p>SPI2_NSS / TIM4_CH4 / TIM11_CH1 / DCMI_D7 / I2C1_SDA / CAN1_TX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0</text:p>
          </table:table-cell>
          <table:table-cell office:value-type="float" office:value="97">
            <text:p>97</text:p>
          </table:table-cell>
          <table:table-cell office:value-type="string">
            <text:p>PE0</text:p>
          </table:table-cell>
          <table:table-cell office:value-type="string">
            <text:p>FSMC / DCMI_D2</text:p>
          </table:table-cell>
        </table:table-row>
        <table:table-row table:style-name="ro1">
          <table:table-cell office:value-type="string">
            <text:p>FSMC</text:p>
          </table:table-cell>
          <table:table-cell office:value-type="string">
            <text:p>PE10</text:p>
          </table:table-cell>
          <table:table-cell office:value-type="float" office:value="98">
            <text:p>98</text:p>
          </table:table-cell>
          <table:table-cell office:value-type="string">
            <text:p>PE10</text:p>
          </table:table-cell>
          <table:table-cell office:value-type="string">
            <text:p>FSMC / DCMI_D3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SS_3</text:p>
          </table:table-cell>
          <table:table-cell office:value-type="float" office:value="99">
            <text:p>99</text:p>
          </table:table-cell>
          <table:table-cell table:style-name="ce3" office:value-type="string">
            <text:p>VSS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3" office:value-type="string">
            <text:p>VDD_3</text:p>
          </table:table-cell>
          <table:table-cell office:value-type="float" office:value="100">
            <text:p>100</text:p>
          </table:table-cell>
          <table:table-cell table:style-name="ce3" office:value-type="string">
            <text:p>VDD</text:p>
          </table:table-cell>
          <table:table-cell office:value-type="string">
            <text:p>-</text:p>
          </table:table-cell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30.05.2016</text:date>, <text:time>23:0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Nowak</meta:initial-creator>
    <meta:creation-date>2016-05-30T17:36:26.51</meta:creation-date>
    <dc:date>2016-05-30T23:03:43.66</dc:date>
    <dc:creator>Matthias Nowak</dc:creator>
    <meta:editing-duration>PT1M14S</meta:editing-duration>
    <meta:editing-cycles>1</meta:editing-cycles>
    <meta:document-statistic meta:table-count="3" meta:cell-count="505" meta:object-count="0"/>
    <meta:generator>OpenOffice/4.1.2$Win32 OpenOffice.org_project/412m3$Build-9782</meta:generator>
  </office:meta>
</office:document-meta>
</file>